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AR PL KaitiM Big5" svg:font-family="'AR PL KaitiM Big5'" style:font-family-generic="modern" style:font-pitch="fixed"/>
    <style:font-face style:name="Liberation Mono" svg:font-family="'Liberation Mono'" style:font-family-generic="modern" style:font-pitch="fixed"/>
    <style:font-face style:name="ＭＳ ゴシック" svg:font-family="'ＭＳ ゴシック'" style:font-family-generic="modern" style:font-pitch="fixed"/>
    <style:font-face style:name="Aksara di Nusantara" svg:font-family="'Aksara di Nusantara'" style:font-pitch="variable"/>
    <style:font-face style:name="Amiri" svg:font-family="Amiri" style:font-pitch="variable"/>
    <style:font-face style:name="おつとめフォント" svg:font-family="おつとめフォント" style:font-pitch="variable"/>
    <style:font-face style:name="FandolKai" svg:font-family="FandolKai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359963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364af5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36d784"/>
    </style:style>
    <style:style style:name="T1" style:family="text">
      <style:text-properties style:font-name="Amiri" style:font-name-complex="Amiri" style:rfc-language-tag-complex="ms-Arab-MY" style:language-complex="ms" style:script-complex="Arab" style:country-complex="MY"/>
    </style:style>
    <style:style style:name="T2" style:family="text">
      <style:text-properties style:font-name="Amiri" officeooo:rsid="0030f6fc" style:font-name-complex="Amiri" style:rfc-language-tag-complex="ms-Arab-MY" style:language-complex="ms" style:script-complex="Arab" style:country-complex="MY"/>
    </style:style>
    <style:style style:name="T3" style:family="text">
      <style:text-properties style:font-name="Amiri" style:text-underline-style="solid" style:text-underline-width="auto" style:text-underline-color="font-color" fo:font-weight="bold" style:font-weight-asian="bold" style:font-name-complex="Amiri" style:rfc-language-tag-complex="ms-Arab-MY" style:language-complex="ms" style:script-complex="Arab" style:country-complex="MY" style:font-weight-complex="bold"/>
    </style:style>
    <style:style style:name="T4" style:family="text">
      <style:text-properties style:font-name="Amiri" fo:language="ms" fo:country="MY" style:font-name-complex="Amiri" style:rfc-language-tag-complex="ms-Arab-MY" style:language-complex="ms" style:script-complex="Arab" style:country-complex="MY"/>
    </style:style>
    <style:style style:name="T5" style:family="text">
      <style:text-properties style:font-name="Amiri" fo:language="ms" fo:country="MY" officeooo:rsid="00354709" style:font-name-complex="Amiri" style:rfc-language-tag-complex="ms-Arab-MY" style:language-complex="ms" style:script-complex="Arab" style:country-complex="MY"/>
    </style:style>
    <style:style style:name="T6" style:family="text">
      <style:text-properties style:font-name="Amiri" fo:language="ms" fo:country="MY" officeooo:rsid="00359963" style:font-name-complex="Amiri" style:rfc-language-tag-complex="ms-Arab-MY" style:language-complex="ms" style:script-complex="Arab" style:country-complex="MY"/>
    </style:style>
    <style:style style:name="T7" style:family="text">
      <style:text-properties style:font-name="Amiri" style:font-name-asian="FandolKai" style:font-name-complex="Amiri" style:rfc-language-tag-complex="ms-Arab-MY" style:language-complex="ms" style:script-complex="Arab" style:country-complex="MY"/>
    </style:style>
    <style:style style:name="T8" style:family="text">
      <style:text-properties style:font-name="Amiri" style:font-name-asian="AR PL KaitiM Big5" style:font-name-complex="Amiri" style:rfc-language-tag-complex="ms-Arab-MY" style:language-complex="ms" style:script-complex="Arab" style:country-complex="MY"/>
    </style:style>
    <style:style style:name="T9" style:family="text">
      <style:text-properties style:font-name="Amiri" style:font-name-asian="おつとめフォント" style:font-name-complex="Amiri" style:rfc-language-tag-complex="ms-Arab-MY" style:language-complex="ms" style:script-complex="Arab" style:country-complex="MY"/>
    </style:style>
    <style:style style:name="T10" style:family="text">
      <style:text-properties style:font-name="Aksara di Nusantara" fo:language="ms" fo:country="MY" officeooo:rsid="00359963" style:font-name-complex="Aksara di Nusantara" style:rfc-language-tag-complex="ms-Arab-MY" style:language-complex="ms" style:script-complex="Arab" style:country-complex="MY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<text:line-break/>تکن ڤد ببنڠ اونتوق باچ ڤراتورن ڤلاين اين </text:span><text:span text:style-name="T4">دال</text:span><text:span text:style-name="T5">‍</text:span><text:span text:style-name="T4">م</text:span><text:span text:style-name="T1"> </text:span><text:span text:style-name="T4">ب</text:span><text:span text:style-name="T5">‍</text:span><text:span text:style-name="T4">هاس</text:span><text:span text:style-name="T1"> ملايو برتوليسن جاوي.<text:line-break/></text:span></text:p>
      <text:p text:style-name="P1"><text:span text:style-name="T1"/></text:p>
      <text:p text:style-name="P2"><text:span text:style-name="T10">ꤳꥍꤰꥐ ꤶꤴ ꤷꥍꤷꥍꤵꥏ ꥆꥈꥐꤳꥈꤰ꥓ ꤷꤹ ꤶꥍꥑꥆꤳꥈꤽꥐ ꤶꥍꤾꤿꥐ ꥆꥇꤵꥇ ꤴꤾꤸ꥓ ꤷꥁꤼ ꤸꥍꤾꤿꥈ ꤷꥍꥑꤳꥈꤾꥇꤼꥐ ꤽꥍꤺꥏ.</text:span><text:span text:style-name="T1"><text:line-break/></text:span></text:p>
      <text:p text:style-name="P3"><text:span text:style-name="T7">请按下上面的讨论串来读简体华文版的规则。</text:span></text:p>
      <text:p text:style-name="P3"><text:span text:style-name="T7"/></text:p>
      <text:p text:style-name="P3"><text:span text:style-name="T8">請按下上面的討論串來讀繁體華文版的規則。</text:span><text:span text:style-name="T1"><text:line-break/><text:line-break/></text:span><text:span text:style-name="T9">上のスレッドを押して日本語版のルールを読みなさい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AR PL KaitiM Big5" svg:font-family="'AR PL KaitiM Big5'" style:font-family-generic="modern" style:font-pitch="fixed"/>
    <style:font-face style:name="Liberation Mono" svg:font-family="'Liberation Mono'" style:font-family-generic="modern" style:font-pitch="fixed"/>
    <style:font-face style:name="ＭＳ ゴシック" svg:font-family="'ＭＳ ゴシック'" style:font-family-generic="modern" style:font-pitch="fixed"/>
    <style:font-face style:name="Aksara di Nusantara" svg:font-family="'Aksara di Nusantara'" style:font-pitch="variable"/>
    <style:font-face style:name="Amiri" svg:font-family="Amiri" style:font-pitch="variable"/>
    <style:font-face style:name="おつとめフォント" svg:font-family="おつとめフォント" style:font-pitch="variable"/>
    <style:font-face style:name="FandolKai" svg:font-family="FandolKai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MY" style:letter-kerning="true" style:font-name-asian="Noto Serif CJK JP" style:font-size-asian="10.5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MY" style:letter-kerning="true" style:font-name-asian="Noto Serif CJK JP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6cm" fo:margin-right="1.40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333333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09:26:39.444000000</meta:creation-date>
    <dc:date>2021-09-19T03:38:06.203000000</dc:date>
    <meta:editing-duration>PT2H15M5S</meta:editing-duration>
    <meta:editing-cycles>2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93" meta:character-count="191" meta:non-whitespace-character-count="163"/>
  </office:meta>
</office:document-meta>
</file>